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08cm" fo:min-width="7.50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056cm" fo:min-width="9.0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08cm" fo:min-width="9.0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06cm" fo:min-width="1.6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4cm" fo:min-width="6.154cm"/>
    </style:style>
    <style:style style:name="gr10" style:family="graphic" style:parent-style-name="standard">
      <style:graphic-properties draw:textarea-horizontal-align="justify" draw:textarea-vertical-align="middle" draw:auto-grow-height="false" fo:min-height="1.154cm" fo:min-width="3.15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06cm" fo:min-width="9.60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862cm" fo:min-width="9.36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606cm" fo:min-width="7.60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3cm" fo:min-width="0.703cm"/>
    </style:style>
    <style:style style:name="pr1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5cm" svg:y="2.162cm">
          <draw:text-box>
            <text:p><text:span text:style-name="T1">Игра</text:span> „<text:span text:style-name="T1">Устный</text:span> счет“</text:p>
          </draw:text-box>
        </draw:frame>
        <draw:custom-shape draw:style-name="gr2" draw:text-style-name="P2" draw:layer="layout" svg:width="8cm" svg:height="3cm" svg:x="3.5cm" svg:y="4cm">
          <text:p text:style-name="P2">Вх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cm" svg:height="3cm" svg:x="14.5cm" svg:y="4cm">
          <text:p text:style-name="P2">Регистрац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cm" svg:height="3cm" svg:x="9cm" svg:y="9cm">
          <text:p text:style-name="P2">Игра без регистраци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5cm" svg:y="2.163cm">
          <draw:text-box>
            <text:p text:style-name="P2"><text:span text:style-name="T1">Игра</text:span> „<text:span text:style-name="T1">Устный</text:span> счет“</text:p>
          </draw:text-box>
        </draw:frame>
        <draw:frame draw:style-name="gr1" draw:text-style-name="P1" draw:layer="layout" svg:width="7cm" svg:height="1.175cm" svg:x="10.5cm" svg:y="4cm">
          <draw:text-box>
            <text:p text:style-name="P2">Регистрация</text:p>
          </draw:text-box>
        </draw:frame>
        <draw:custom-shape draw:style-name="gr4" draw:text-style-name="P2" draw:layer="layout" svg:width="9.5cm" svg:height="2.5cm" svg:x="9.5cm" svg:y="6cm">
          <text:p text:style-name="P2">Им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5cm" svg:height="3cm" svg:x="9.5cm" svg:y="10cm">
          <text:p text:style-name="P2">Парол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2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5cm" svg:y="2.164cm">
          <draw:text-box>
            <text:p text:style-name="P2"><text:span text:style-name="T1">Игра</text:span> „<text:span text:style-name="T1">Устный</text:span> счет“</text:p>
          </draw:text-box>
        </draw:frame>
        <draw:frame draw:style-name="gr1" draw:text-style-name="P1" draw:layer="layout" svg:width="7cm" svg:height="1.175cm" svg:x="10.501cm" svg:y="4.014cm">
          <draw:text-box>
            <text:p text:style-name="P2">Вход</text:p>
          </draw:text-box>
        </draw:frame>
        <draw:custom-shape draw:style-name="gr4" draw:text-style-name="P2" draw:layer="layout" svg:width="9.5cm" svg:height="2.5cm" svg:x="9.501cm" svg:y="6.014cm">
          <text:p text:style-name="P2">Им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5cm" svg:height="3cm" svg:x="9.501cm" svg:y="10.014cm">
          <text:p text:style-name="P2">Парол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5cm" svg:y="2.165cm">
          <draw:text-box>
            <text:p text:style-name="P2"><text:span text:style-name="T1">Игра</text:span> „<text:span text:style-name="T1">Устный</text:span> счет“</text:p>
          </draw:text-box>
        </draw:frame>
        <draw:frame draw:style-name="gr6" draw:text-style-name="P4" draw:layer="layout" svg:width="14.5cm" svg:height="2cm" svg:x="2cm" svg:y="4cm">
          <draw:text-box>
            <text:p text:style-name="P2">Выбирете арифметические действия</text:p>
          </draw:text-box>
        </draw:frame>
        <draw:custom-shape draw:style-name="gr7" draw:text-style-name="P2" draw:layer="layout" svg:width="2cm" svg:height="2cm" svg:x="16.5cm" svg:y="4cm">
          <text:p text:style-name="P2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6.5cm" svg:height="1.175cm" svg:x="19.5cm" svg:y="4.413cm">
          <draw:text-box>
            <text:p>+ сложение</text:p>
          </draw:text-box>
        </draw:frame>
        <draw:custom-shape draw:style-name="gr7" draw:text-style-name="P2" draw:layer="layout" svg:width="2cm" svg:height="2cm" svg:x="16.488cm" svg:y="6.301cm">
          <text:p text:style-name="P2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6.5cm" svg:height="1.175cm" svg:x="19.488cm" svg:y="6.714cm">
          <draw:text-box>
            <text:p>- вычитание</text:p>
          </draw:text-box>
        </draw:frame>
        <draw:custom-shape draw:style-name="gr7" draw:text-style-name="P2" draw:layer="layout" svg:width="2cm" svg:height="2cm" svg:x="16.488cm" svg:y="8.601cm">
          <text:p text:style-name="P2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6.5cm" svg:height="1.175cm" svg:x="19.488cm" svg:y="9.014cm">
          <draw:text-box>
            <text:p>* умножение</text:p>
          </draw:text-box>
        </draw:frame>
        <draw:custom-shape draw:style-name="gr7" draw:text-style-name="P2" draw:layer="layout" svg:width="2cm" svg:height="2cm" svg:x="16.488cm" svg:y="10.901cm">
          <text:p text:style-name="P2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6.5cm" svg:height="1.175cm" svg:x="19.488cm" svg:y="11.314cm">
          <draw:text-box>
            <text:p>/ деление</text:p>
          </draw:text-box>
        </draw:frame>
        <draw:frame draw:style-name="gr8" draw:text-style-name="P1" draw:layer="layout" svg:width="14cm" svg:height="1.175cm" svg:x="2cm" svg:y="13.412cm">
          <draw:text-box>
            <text:p>Введите максимальное число</text:p>
          </draw:text-box>
        </draw:frame>
        <draw:custom-shape draw:style-name="gr9" draw:text-style-name="P2" draw:layer="layout" svg:width="6.5cm" svg:height="1.5cm" svg:x="16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5cm" svg:y="0.566cm">
          <draw:text-box>
            <text:p text:style-name="P2"><text:span text:style-name="T1">Игра</text:span> „<text:span text:style-name="T1">Устный</text:span> счет“</text:p>
          </draw:text-box>
        </draw:frame>
        <draw:custom-shape draw:style-name="gr10" draw:text-style-name="P2" draw:layer="layout" svg:width="3.5cm" svg:height="1.5cm" svg:x="22.5cm" svg:y="2.4cm">
          <text:p text:style-name="P2">тайм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0cm" svg:height="2cm" svg:x="4cm" svg:y="7.4cm">
          <text:p text:style-name="P2">прим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0cm" svg:height="4.5cm" svg:x="4cm" svg:y="2.4cm">
          <text:p text:style-name="P2">Всего задач хх</text:p>
          <text:p text:style-name="P2">Правильно хх</text:p>
          <text:p text:style-name="P2">Не правильно хх</text:p>
          <text:p text:style-name="P2">Осталось х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8cm" svg:height="2cm" svg:x="17cm" svg:y="7.4cm">
          <text:p text:style-name="P2">результа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5.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6.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7.7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5.2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6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4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5.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999cm" svg:height="0.999cm" svg:x="6.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2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5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5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5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2T15:01:00.266000000</meta:creation-date>
    <meta:editing-duration>PT19H57M59S</meta:editing-duration>
    <meta:editing-cycles>3</meta:editing-cycles>
    <meta:generator>LibreOffice/7.4.2.3$Windows_X86_64 LibreOffice_project/382eef1f22670f7f4118c8c2dd222ec7ad009daf</meta:generator>
    <dc:title>Vivid</dc:title>
    <dc:date>2022-11-23T10:59:00.011000000</dc:date>
    <meta:document-statistic meta:object-count="93"/>
  </office:meta>
</office:document-meta>
</file>